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4.016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5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9" style:family="table-cell" style:parent-style-name="Default">
      <style:table-cell-properties fo:background-color="#009933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79d1c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order="0.06pt solid #000000"/>
    </style:style>
    <style:style style:name="ce12" style:family="table-cell" style:parent-style-name="Default" style:data-style-name="N11">
      <style:table-cell-properties fo:border="0.06pt solid #000000"/>
    </style:style>
    <style:style style:name="ce2" style:family="table-cell" style:parent-style-name="Default" style:data-style-name="N1"/>
    <style:style style:name="ce3" style:family="table-cell" style:parent-style-name="Default" style:data-style-name="N102"/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Base.$B$2:.$B$6])" table:allow-empty-cell="true" table:display-list="unsorted" table:base-cell-address="Calculo.B2">
          <table:error-message table:message-type="stop" table:display="true"/>
        </table:content-validation>
        <table:content-validation table:name="val2" table:condition="of:cell-content-is-in-list([$Base.$G$2:.$G$4])" table:allow-empty-cell="true" table:display-list="unsorted" table:base-cell-address="Calculo.C2">
          <table:error-message table:message-type="stop" table:display="true"/>
        </table:content-validation>
        <table:content-validation table:name="val3" table:base-cell-address="Calculo.D2">
          <table:error-message table:message-type="stop" table:display="true"/>
        </table:content-validation>
      </table:content-validations>
      <table:table table:name="Calculo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Requerimien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mplejidad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erminado</text:p>
          </table:table-cell>
          <table:table-cell/>
          <table:table-cell office:value-type="string" calcext:value-type="string">
            <text:p>Total PFSA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HH 1 Des</text:p>
          </table:table-cell>
          <table:table-cell office:value-type="string" calcext:value-type="string">
            <text:p>Días de Trabajo Por Des</text:p>
          </table:table-cell>
          <table:table-cell office:value-type="string" calcext:value-type="string">
            <text:p>Meses Por Des</text:p>
          </table:table-cell>
        </table:table-row>
        <table:table-row table:style-name="ro2">
          <table:table-cell table:style-name="ce9" office:value-type="string" calcext:value-type="string">
            <text:p>Registro de role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2];[$Base.G$1:.H$1048576];2;0);0)" office:value-type="float" office:value="2" calcext:value-type="float">
            <text:p>2</text:p>
          </table:table-cell>
          <table:table-cell table:formula="of:=IFERROR(VLOOKUP([.B2];[Base.$B$1:.$E$6];[.D2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/>
          <table:table-cell table:formula="of:=SUM([.E$1:.E$1048576])" office:value-type="float" office:value="208" calcext:value-type="float">
            <text:p>208</text:p>
          </table:table-cell>
          <table:table-cell table:style-name="ce2" table:formula="of:=[.H2]*(0.65+(0.01*[$Ajuste.B16]))" office:value-type="float" office:value="187.2" calcext:value-type="float">
            <text:p>187</text:p>
          </table:table-cell>
          <table:table-cell table:style-name="ce2" table:formula="of:=[.I2]*[$Base.B15]" office:value-type="float" office:value="74.88" calcext:value-type="float">
            <text:p>75</text:p>
          </table:table-cell>
          <table:table-cell table:style-name="ce2" table:formula="of:=[.J2]/3" office:value-type="float" office:value="24.96" calcext:value-type="float">
            <text:p>25</text:p>
          </table:table-cell>
          <table:table-cell table:style-name="ce2" table:formula="of:=[.K2]/20" office:value-type="float" office:value="1.248" calcext:value-type="float">
            <text:p>1</text:p>
          </table:table-cell>
        </table:table-row>
        <table:table-row table:style-name="ro2">
          <table:table-cell table:style-name="ce9" office:value-type="string" calcext:value-type="string">
            <text:p>Lista de role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3];[$Base.G$1:.H$1048576];2;0);0)" office:value-type="float" office:value="2" calcext:value-type="float">
            <text:p>2</text:p>
          </table:table-cell>
          <table:table-cell table:formula="of:=IFERROR(VLOOKUP([.B3];[Base.$B$1:.$E$6];[.D3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Lista de role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4];[$Base.G$1:.H$1048576];2;0);0)" office:value-type="float" office:value="2" calcext:value-type="float">
            <text:p>2</text:p>
          </table:table-cell>
          <table:table-cell table:formula="of:=IFERROR(VLOOKUP([.B4];[Base.$B$1:.$E$6];[.D4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Con dos des.</text:p>
          </table:table-cell>
          <table:table-cell table:formula="of:=[.J2]/2" office:value-type="float" office:value="37.44" calcext:value-type="float">
            <text:p>37,44</text:p>
          </table:table-cell>
          <table:table-cell table:style-name="ce2" table:formula="of:=[.J4]/5" office:value-type="float" office:value="7.488" calcext:value-type="float">
            <text:p>7</text:p>
          </table:table-cell>
          <table:table-cell table:style-name="ce2" table:formula="of:=[.K4]/20" office:value-type="float" office:value="0.3744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Modificar role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5];[$Base.G$1:.H$1048576];2;0);0)" office:value-type="float" office:value="2" calcext:value-type="float">
            <text:p>2</text:p>
          </table:table-cell>
          <table:table-cell table:formula="of:=IFERROR(VLOOKUP([.B5];[Base.$B$1:.$E$6];[.D5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Registro de usuari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6];[$Base.G$1:.H$1048576];2;0);0)" office:value-type="float" office:value="2" calcext:value-type="float">
            <text:p>2</text:p>
          </table:table-cell>
          <table:table-cell table:formula="of:=IFERROR(VLOOKUP([.B6];[Base.$B$1:.$E$6];[.D6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Lista de usuario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7];[$Base.G$1:.H$1048576];2;0);0)" office:value-type="float" office:value="2" calcext:value-type="float">
            <text:p>2</text:p>
          </table:table-cell>
          <table:table-cell table:formula="of:=IFERROR(VLOOKUP([.B7];[Base.$B$1:.$E$6];[.D7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Lista de usuario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8];[$Base.G$1:.H$1048576];2;0);0)" office:value-type="float" office:value="2" calcext:value-type="float">
            <text:p>2</text:p>
          </table:table-cell>
          <table:table-cell table:formula="of:=IFERROR(VLOOKUP([.B8];[Base.$B$1:.$E$6];[.D8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Lista de usuarios por role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9];[$Base.G$1:.H$1048576];2;0);0)" office:value-type="float" office:value="2" calcext:value-type="float">
            <text:p>2</text:p>
          </table:table-cell>
          <table:table-cell table:formula="of:=IFERROR(VLOOKUP([.B9];[Base.$B$1:.$E$6];[.D9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valor UF</text:p>
          </table:table-cell>
          <table:table-cell office:value-type="float" office:value="28309.94" calcext:value-type="float">
            <text:p>28309,94</text:p>
          </table:table-cell>
          <table:table-cell table:formula="of:=[.J9]*0.3" office:value-type="float" office:value="8492.982" calcext:value-type="float">
            <text:p>8492,982</text:p>
          </table:table-cell>
          <table:table-cell/>
        </table:table-row>
        <table:table-row table:style-name="ro2">
          <table:table-cell table:style-name="ce9" office:value-type="string" calcext:value-type="string">
            <text:p>Modificar usuari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10];[$Base.G$1:.H$1048576];2;0);0)" office:value-type="float" office:value="2" calcext:value-type="float">
            <text:p>2</text:p>
          </table:table-cell>
          <table:table-cell table:formula="of:=IFERROR(VLOOKUP([.B10];[Base.$B$1:.$E$6];[.D10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valor proyecto</text:p>
          </table:table-cell>
          <table:table-cell table:style-name="ce3" table:formula="of:=[.J2]*[.K9]" office:value-type="currency" office:currency="CLP" office:value="635954.49216" calcext:value-type="currency">
            <text:p>$635.954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Registro de tematica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11];[$Base.G$1:.H$1048576];2;0);0)" office:value-type="float" office:value="2" calcext:value-type="float">
            <text:p>2</text:p>
          </table:table-cell>
          <table:table-cell table:formula="of:=IFERROR(VLOOKUP([.B11];[Base.$B$1:.$E$6];[.D11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tematica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12];[$Base.G$1:.H$1048576];2;0);0)" office:value-type="float" office:value="2" calcext:value-type="float">
            <text:p>2</text:p>
          </table:table-cell>
          <table:table-cell table:formula="of:=IFERROR(VLOOKUP([.B12];[Base.$B$1:.$E$6];[.D12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tematica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13];[$Base.G$1:.H$1048576];2;0);0)" office:value-type="float" office:value="2" calcext:value-type="float">
            <text:p>2</text:p>
          </table:table-cell>
          <table:table-cell table:formula="of:=IFERROR(VLOOKUP([.B13];[Base.$B$1:.$E$6];[.D13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Modificar tematica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14];[$Base.G$1:.H$1048576];2;0);0)" office:value-type="float" office:value="2" calcext:value-type="float">
            <text:p>2</text:p>
          </table:table-cell>
          <table:table-cell table:formula="of:=IFERROR(VLOOKUP([.B14];[Base.$B$1:.$E$6];[.D14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*Se consideran horas adicionales para diseño de alto nivel y pruebas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egistro de videos por tematica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15];[$Base.G$1:.H$1048576];2;0);0)" office:value-type="float" office:value="3" calcext:value-type="float">
            <text:p>3</text:p>
          </table:table-cell>
          <table:table-cell table:formula="of:=IFERROR(VLOOKUP([.B15];[Base.$B$1:.$E$6];[.D15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video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16];[$Base.G$1:.H$1048576];2;0);0)" office:value-type="float" office:value="3" calcext:value-type="float">
            <text:p>3</text:p>
          </table:table-cell>
          <table:table-cell table:formula="of:=IFERROR(VLOOKUP([.B16];[Base.$B$1:.$E$6];[.D16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style-name="ce5" office:value-type="string" calcext:value-type="string">
            <text:p>Realizado</text:p>
          </table:table-cell>
          <table:table-cell table:style-name="ce5" table:formula="of:=SUMIF([.F$1:.F$1048576];&quot;si&quot;;[.E$1:.E$1048576])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Lista de video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17];[$Base.G$1:.H$1048576];2;0);0)" office:value-type="float" office:value="3" calcext:value-type="float">
            <text:p>3</text:p>
          </table:table-cell>
          <table:table-cell table:formula="of:=IFERROR(VLOOKUP([.B17];[Base.$B$1:.$E$6];[.D17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style-name="ce5" office:value-type="string" calcext:value-type="string">
            <text:p>Avance</text:p>
          </table:table-cell>
          <table:table-cell table:style-name="ce12" table:formula="of:=[.H16]/[.H2]" office:value-type="percentage" office:value="0.894230769230769" calcext:value-type="percentage">
            <text:p>89,42 %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Lista de videos por tematica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18];[$Base.G$1:.H$1048576];2;0);0)" office:value-type="float" office:value="3" calcext:value-type="float">
            <text:p>3</text:p>
          </table:table-cell>
          <table:table-cell table:formula="of:=IFERROR(VLOOKUP([.B18];[Base.$B$1:.$E$6];[.D18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Modificar vide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19];[$Base.G$1:.H$1048576];2;0);0)" office:value-type="float" office:value="3" calcext:value-type="float">
            <text:p>3</text:p>
          </table:table-cell>
          <table:table-cell table:formula="of:=IFERROR(VLOOKUP([.B19];[Base.$B$1:.$E$6];[.D19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Registro de articul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20];[$Base.G$1:.H$1048576];2;0);0)" office:value-type="float" office:value="2" calcext:value-type="float">
            <text:p>2</text:p>
          </table:table-cell>
          <table:table-cell table:formula="of:=IFERROR(VLOOKUP([.B20];[Base.$B$1:.$E$6];[.D20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articulo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21];[$Base.G$1:.H$1048576];2;0);0)" office:value-type="float" office:value="2" calcext:value-type="float">
            <text:p>2</text:p>
          </table:table-cell>
          <table:table-cell table:formula="of:=IFERROR(VLOOKUP([.B21];[Base.$B$1:.$E$6];[.D21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articulo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22];[$Base.G$1:.H$1048576];2;0);0)" office:value-type="float" office:value="2" calcext:value-type="float">
            <text:p>2</text:p>
          </table:table-cell>
          <table:table-cell table:formula="of:=IFERROR(VLOOKUP([.B22];[Base.$B$1:.$E$6];[.D22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articulos por tematica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23];[$Base.G$1:.H$1048576];2;0);0)" office:value-type="float" office:value="2" calcext:value-type="float">
            <text:p>2</text:p>
          </table:table-cell>
          <table:table-cell table:formula="of:=IFERROR(VLOOKUP([.B23];[Base.$B$1:.$E$6];[.D23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Modificar articul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24];[$Base.G$1:.H$1048576];2;0);0)" office:value-type="float" office:value="2" calcext:value-type="float">
            <text:p>2</text:p>
          </table:table-cell>
          <table:table-cell table:formula="of:=IFERROR(VLOOKUP([.B24];[Base.$B$1:.$E$6];[.D24];0);0)"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Registro de parraf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25];[$Base.G$1:.H$1048576];2;0);0)" office:value-type="float" office:value="3" calcext:value-type="float">
            <text:p>3</text:p>
          </table:table-cell>
          <table:table-cell table:formula="of:=IFERROR(VLOOKUP([.B25];[Base.$B$1:.$E$6];[.D25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parrafo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26];[$Base.G$1:.H$1048576];2;0);0)" office:value-type="float" office:value="3" calcext:value-type="float">
            <text:p>3</text:p>
          </table:table-cell>
          <table:table-cell table:formula="of:=IFERROR(VLOOKUP([.B26];[Base.$B$1:.$E$6];[.D26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parrafo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27];[$Base.G$1:.H$1048576];2;0);0)" office:value-type="float" office:value="3" calcext:value-type="float">
            <text:p>3</text:p>
          </table:table-cell>
          <table:table-cell table:formula="of:=IFERROR(VLOOKUP([.B27];[Base.$B$1:.$E$6];[.D27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parrafos por articulo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28];[$Base.G$1:.H$1048576];2;0);0)" office:value-type="float" office:value="3" calcext:value-type="float">
            <text:p>3</text:p>
          </table:table-cell>
          <table:table-cell table:formula="of:=IFERROR(VLOOKUP([.B28];[Base.$B$1:.$E$6];[.D28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Modificar parraf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29];[$Base.G$1:.H$1048576];2;0);0)" office:value-type="float" office:value="3" calcext:value-type="float">
            <text:p>3</text:p>
          </table:table-cell>
          <table:table-cell table:formula="of:=IFERROR(VLOOKUP([.B29];[Base.$B$1:.$E$6];[.D29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Registro de imagenes por articulo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30];[$Base.G$1:.H$1048576];2;0);0)" office:value-type="float" office:value="3" calcext:value-type="float">
            <text:p>3</text:p>
          </table:table-cell>
          <table:table-cell table:formula="of:=IFERROR(VLOOKUP([.B30];[Base.$B$1:.$E$6];[.D30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imagene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31];[$Base.G$1:.H$1048576];2;0);0)" office:value-type="float" office:value="3" calcext:value-type="float">
            <text:p>3</text:p>
          </table:table-cell>
          <table:table-cell table:formula="of:=IFERROR(VLOOKUP([.B31];[Base.$B$1:.$E$6];[.D31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imagene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32];[$Base.G$1:.H$1048576];2;0);0)" office:value-type="float" office:value="3" calcext:value-type="float">
            <text:p>3</text:p>
          </table:table-cell>
          <table:table-cell table:formula="of:=IFERROR(VLOOKUP([.B32];[Base.$B$1:.$E$6];[.D32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imagenes por articulo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33];[$Base.G$1:.H$1048576];2;0);0)" office:value-type="float" office:value="3" calcext:value-type="float">
            <text:p>3</text:p>
          </table:table-cell>
          <table:table-cell table:formula="of:=IFERROR(VLOOKUP([.B33];[Base.$B$1:.$E$6];[.D33];0);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Modificar imagene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34];[$Base.G$1:.H$1048576];2;0);0)" office:value-type="float" office:value="3" calcext:value-type="float">
            <text:p>3</text:p>
          </table:table-cell>
          <table:table-cell table:formula="of:=IFERROR(VLOOKUP([.B34];[Base.$B$1:.$E$6];[.D34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7 Tablas de base de datos</text:p>
          </table:table-cell>
          <table:table-cell table:content-validation-name="val1" office:value-type="string" calcext:value-type="string">
            <text:p>Archivo logico interno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35];[$Base.G$1:.H$1048576];2;0);0)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office:value-type="string" calcext:value-type="string">
            <text:p>Si</text:p>
          </table:table-cell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Enlaces a suscripcion de usuari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Media </text:p>
          </table:table-cell>
          <table:table-cell table:content-validation-name="val3" table:formula="of:=IFERROR(VLOOKUP([.C36];[$Base.G$1:.H$1048576];2;0);0)" office:value-type="float" office:value="3" calcext:value-type="float">
            <text:p>3</text:p>
          </table:table-cell>
          <table:table-cell table:formula="of:=IFERROR(VLOOKUP([.B36];[Base.$B$1:.$E$6];[.D36];0);0)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exto quien soy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37];[$Base.G$1:.H$1048576];2;0);0)" office:value-type="float" office:value="2" calcext:value-type="float">
            <text:p>2</text:p>
          </table:table-cell>
          <table:table-cell table:formula="of:=IFERROR(VLOOKUP([.B37];[Base.$B$1:.$E$6];[.D37];0);0)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Registro de contactos</text:p>
          </table:table-cell>
          <table:table-cell table:content-validation-name="val1" office:value-type="string" calcext:value-type="string">
            <text:p>Entra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38];[$Base.G$1:.H$1048576];2;0);0)" office:value-type="float" office:value="2" calcext:value-type="float">
            <text:p>2</text:p>
          </table:table-cell>
          <table:table-cell table:formula="of:=IFERROR(VLOOKUP([.B38];[Base.$B$1:.$E$6];[.D38];0);0)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Lista de contactos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39];[$Base.G$1:.H$1048576];2;0);0)" office:value-type="float" office:value="2" calcext:value-type="float">
            <text:p>2</text:p>
          </table:table-cell>
          <table:table-cell table:formula="of:=IFERROR(VLOOKUP([.B39];[Base.$B$1:.$E$6];[.D39];0);0)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Videos y artículos orientados a abordar problemáticas relacionadas con la formación personal y profesional de los individuos y empresas</text:p>
          </table:table-cell>
          <table:table-cell table:formula="of:=LEN([.I39])"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Lista de contactos por id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Baja</text:p>
          </table:table-cell>
          <table:table-cell table:content-validation-name="val3" table:formula="of:=IFERROR(VLOOKUP([.C40];[$Base.G$1:.H$1048576];2;0);0)" office:value-type="float" office:value="2" calcext:value-type="float">
            <text:p>2</text:p>
          </table:table-cell>
          <table:table-cell table:formula="of:=IFERROR(VLOOKUP([.B40];[Base.$B$1:.$E$6];[.D40];0);0)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Videos y artículos orientados a abordar problemáticas relacionadas con la formación personal y profesional de los </text:p>
          </table:table-cell>
          <table:table-cell table:formula="of:=LEN([.I40])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io de correo de contacto</text:p>
          </table:table-cell>
          <table:table-cell table:content-validation-name="val1" office:value-type="string" calcext:value-type="string">
            <text:p>Salida externa</text:p>
          </table:table-cell>
          <table:table-cell table:content-validation-name="val2" office:value-type="string" calcext:value-type="string">
            <text:p>PF Alta</text:p>
          </table:table-cell>
          <table:table-cell table:content-validation-name="val3" table:formula="of:=IFERROR(VLOOKUP([.C41];[$Base.G$1:.H$1048576];2;0);0)" office:value-type="float" office:value="4" calcext:value-type="float">
            <text:p>4</text:p>
          </table:table-cell>
          <table:table-cell table:formula="of:=IFERROR(VLOOKUP([.B41];[Base.$B$1:.$E$6];[.D41];0);0)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2];[$Base.G$1:.H$1048576];2;0);0)" office:value-type="float" office:value="0" calcext:value-type="float">
            <text:p>0</text:p>
          </table:table-cell>
          <table:table-cell table:formula="of:=IFERROR(VLOOKUP([.B42];[Base.$B$1:.$E$6];[.D42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3];[$Base.G$1:.H$1048576];2;0);0)" office:value-type="float" office:value="0" calcext:value-type="float">
            <text:p>0</text:p>
          </table:table-cell>
          <table:table-cell table:formula="of:=IFERROR(VLOOKUP([.B43];[Base.$B$1:.$E$6];[.D43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4];[$Base.G$1:.H$1048576];2;0);0)" office:value-type="float" office:value="0" calcext:value-type="float">
            <text:p>0</text:p>
          </table:table-cell>
          <table:table-cell table:formula="of:=IFERROR(VLOOKUP([.B44];[Base.$B$1:.$E$6];[.D44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5];[$Base.G$1:.H$1048576];2;0);0)" office:value-type="float" office:value="0" calcext:value-type="float">
            <text:p>0</text:p>
          </table:table-cell>
          <table:table-cell table:formula="of:=IFERROR(VLOOKUP([.B45];[Base.$B$1:.$E$6];[.D45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6];[$Base.G$1:.H$1048576];2;0);0)" office:value-type="float" office:value="0" calcext:value-type="float">
            <text:p>0</text:p>
          </table:table-cell>
          <table:table-cell table:formula="of:=IFERROR(VLOOKUP([.B46];[Base.$B$1:.$E$6];[.D46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7];[$Base.G$1:.H$1048576];2;0);0)" office:value-type="float" office:value="0" calcext:value-type="float">
            <text:p>0</text:p>
          </table:table-cell>
          <table:table-cell table:formula="of:=IFERROR(VLOOKUP([.B47];[Base.$B$1:.$E$6];[.D47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8];[$Base.G$1:.H$1048576];2;0);0)" office:value-type="float" office:value="0" calcext:value-type="float">
            <text:p>0</text:p>
          </table:table-cell>
          <table:table-cell table:formula="of:=IFERROR(VLOOKUP([.B48];[Base.$B$1:.$E$6];[.D48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49];[$Base.G$1:.H$1048576];2;0);0)" office:value-type="float" office:value="0" calcext:value-type="float">
            <text:p>0</text:p>
          </table:table-cell>
          <table:table-cell table:formula="of:=IFERROR(VLOOKUP([.B49];[Base.$B$1:.$E$6];[.D49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0];[$Base.G$1:.H$1048576];2;0);0)" office:value-type="float" office:value="0" calcext:value-type="float">
            <text:p>0</text:p>
          </table:table-cell>
          <table:table-cell table:formula="of:=IFERROR(VLOOKUP([.B50];[Base.$B$1:.$E$6];[.D50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1];[$Base.G$1:.H$1048576];2;0);0)" office:value-type="float" office:value="0" calcext:value-type="float">
            <text:p>0</text:p>
          </table:table-cell>
          <table:table-cell table:formula="of:=IFERROR(VLOOKUP([.B51];[Base.$B$1:.$E$6];[.D51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2];[$Base.G$1:.H$1048576];2;0);0)" office:value-type="float" office:value="0" calcext:value-type="float">
            <text:p>0</text:p>
          </table:table-cell>
          <table:table-cell table:formula="of:=IFERROR(VLOOKUP([.B52];[Base.$B$1:.$E$6];[.D52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3];[$Base.G$1:.H$1048576];2;0);0)" office:value-type="float" office:value="0" calcext:value-type="float">
            <text:p>0</text:p>
          </table:table-cell>
          <table:table-cell table:formula="of:=IFERROR(VLOOKUP([.B53];[Base.$B$1:.$E$6];[.D53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4];[$Base.G$1:.H$1048576];2;0);0)" office:value-type="float" office:value="0" calcext:value-type="float">
            <text:p>0</text:p>
          </table:table-cell>
          <table:table-cell table:formula="of:=IFERROR(VLOOKUP([.B54];[Base.$B$1:.$E$6];[.D54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5];[$Base.G$1:.H$1048576];2;0);0)" office:value-type="float" office:value="0" calcext:value-type="float">
            <text:p>0</text:p>
          </table:table-cell>
          <table:table-cell table:formula="of:=IFERROR(VLOOKUP([.B55];[Base.$B$1:.$E$6];[.D55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6];[$Base.G$1:.H$1048576];2;0);0)" office:value-type="float" office:value="0" calcext:value-type="float">
            <text:p>0</text:p>
          </table:table-cell>
          <table:table-cell table:formula="of:=IFERROR(VLOOKUP([.B56];[Base.$B$1:.$E$6];[.D56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7];[$Base.G$1:.H$1048576];2;0);0)" office:value-type="float" office:value="0" calcext:value-type="float">
            <text:p>0</text:p>
          </table:table-cell>
          <table:table-cell table:formula="of:=IFERROR(VLOOKUP([.B57];[Base.$B$1:.$E$6];[.D57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8];[$Base.G$1:.H$1048576];2;0);0)" office:value-type="float" office:value="0" calcext:value-type="float">
            <text:p>0</text:p>
          </table:table-cell>
          <table:table-cell table:formula="of:=IFERROR(VLOOKUP([.B58];[Base.$B$1:.$E$6];[.D58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59];[$Base.G$1:.H$1048576];2;0);0)" office:value-type="float" office:value="0" calcext:value-type="float">
            <text:p>0</text:p>
          </table:table-cell>
          <table:table-cell table:formula="of:=IFERROR(VLOOKUP([.B59];[Base.$B$1:.$E$6];[.D59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0];[$Base.G$1:.H$1048576];2;0);0)" office:value-type="float" office:value="0" calcext:value-type="float">
            <text:p>0</text:p>
          </table:table-cell>
          <table:table-cell table:formula="of:=IFERROR(VLOOKUP([.B60];[Base.$B$1:.$E$6];[.D60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1];[$Base.G$1:.H$1048576];2;0);0)" office:value-type="float" office:value="0" calcext:value-type="float">
            <text:p>0</text:p>
          </table:table-cell>
          <table:table-cell table:formula="of:=IFERROR(VLOOKUP([.B61];[Base.$B$1:.$E$6];[.D61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2];[$Base.G$1:.H$1048576];2;0);0)" office:value-type="float" office:value="0" calcext:value-type="float">
            <text:p>0</text:p>
          </table:table-cell>
          <table:table-cell table:formula="of:=IFERROR(VLOOKUP([.B62];[Base.$B$1:.$E$6];[.D62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3];[$Base.G$1:.H$1048576];2;0);0)" office:value-type="float" office:value="0" calcext:value-type="float">
            <text:p>0</text:p>
          </table:table-cell>
          <table:table-cell table:formula="of:=IFERROR(VLOOKUP([.B63];[Base.$B$1:.$E$6];[.D63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4];[$Base.G$1:.H$1048576];2;0);0)" office:value-type="float" office:value="0" calcext:value-type="float">
            <text:p>0</text:p>
          </table:table-cell>
          <table:table-cell table:formula="of:=IFERROR(VLOOKUP([.B64];[Base.$B$1:.$E$6];[.D64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5];[$Base.G$1:.H$1048576];2;0);0)" office:value-type="float" office:value="0" calcext:value-type="float">
            <text:p>0</text:p>
          </table:table-cell>
          <table:table-cell table:formula="of:=IFERROR(VLOOKUP([.B65];[Base.$B$1:.$E$6];[.D65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6];[$Base.G$1:.H$1048576];2;0);0)" office:value-type="float" office:value="0" calcext:value-type="float">
            <text:p>0</text:p>
          </table:table-cell>
          <table:table-cell table:formula="of:=IFERROR(VLOOKUP([.B66];[Base.$B$1:.$E$6];[.D66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7];[$Base.G$1:.H$1048576];2;0);0)" office:value-type="float" office:value="0" calcext:value-type="float">
            <text:p>0</text:p>
          </table:table-cell>
          <table:table-cell table:formula="of:=IFERROR(VLOOKUP([.B67];[Base.$B$1:.$E$6];[.D67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8];[$Base.G$1:.H$1048576];2;0);0)" office:value-type="float" office:value="0" calcext:value-type="float">
            <text:p>0</text:p>
          </table:table-cell>
          <table:table-cell table:formula="of:=IFERROR(VLOOKUP([.B68];[Base.$B$1:.$E$6];[.D68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69];[$Base.G$1:.H$1048576];2;0);0)" office:value-type="float" office:value="0" calcext:value-type="float">
            <text:p>0</text:p>
          </table:table-cell>
          <table:table-cell table:formula="of:=IFERROR(VLOOKUP([.B69];[Base.$B$1:.$E$6];[.D69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0];[$Base.G$1:.H$1048576];2;0);0)" office:value-type="float" office:value="0" calcext:value-type="float">
            <text:p>0</text:p>
          </table:table-cell>
          <table:table-cell table:formula="of:=IFERROR(VLOOKUP([.B70];[Base.$B$1:.$E$6];[.D70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1];[$Base.G$1:.H$1048576];2;0);0)" office:value-type="float" office:value="0" calcext:value-type="float">
            <text:p>0</text:p>
          </table:table-cell>
          <table:table-cell table:formula="of:=IFERROR(VLOOKUP([.B71];[Base.$B$1:.$E$6];[.D71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2];[$Base.G$1:.H$1048576];2;0);0)" office:value-type="float" office:value="0" calcext:value-type="float">
            <text:p>0</text:p>
          </table:table-cell>
          <table:table-cell table:formula="of:=IFERROR(VLOOKUP([.B72];[Base.$B$1:.$E$6];[.D72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3];[$Base.G$1:.H$1048576];2;0);0)" office:value-type="float" office:value="0" calcext:value-type="float">
            <text:p>0</text:p>
          </table:table-cell>
          <table:table-cell table:formula="of:=IFERROR(VLOOKUP([.B73];[Base.$B$1:.$E$6];[.D73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4];[$Base.G$1:.H$1048576];2;0);0)" office:value-type="float" office:value="0" calcext:value-type="float">
            <text:p>0</text:p>
          </table:table-cell>
          <table:table-cell table:formula="of:=IFERROR(VLOOKUP([.B74];[Base.$B$1:.$E$6];[.D74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5];[$Base.G$1:.H$1048576];2;0);0)" office:value-type="float" office:value="0" calcext:value-type="float">
            <text:p>0</text:p>
          </table:table-cell>
          <table:table-cell table:formula="of:=IFERROR(VLOOKUP([.B75];[Base.$B$1:.$E$6];[.D75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 table:formula="of:=IFERROR(VLOOKUP([.C76];[$Base.G$1:.H$1048576];2;0);0)" office:value-type="float" office:value="0" calcext:value-type="float">
            <text:p>0</text:p>
          </table:table-cell>
          <table:table-cell table:formula="of:=IFERROR(VLOOKUP([.B76];[Base.$B$1:.$E$6];[.D76];0);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</table:table>
      <table:table table:name="Base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5" table:default-cell-style-name="Default"/>
        <table:table-row table:style-name="ro1">
          <table:table-cell table:style-name="ce4" office:value-type="string" calcext:value-type="string">
            <text:p>Tipo Complejidad</text:p>
          </table:table-cell>
          <table:table-cell table:style-name="ce4" office:value-type="string" calcext:value-type="string">
            <text:p>Complejidad</text:p>
          </table:table-cell>
          <table:table-cell table:style-name="ce4" office:value-type="string" calcext:value-type="string">
            <text:p>PF Baja</text:p>
          </table:table-cell>
          <table:table-cell table:style-name="ce4" office:value-type="string" calcext:value-type="string">
            <text:p>PF Media </text:p>
          </table:table-cell>
          <table:table-cell table:style-name="ce4" office:value-type="string" calcext:value-type="string">
            <text:p>PF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Entrada exter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string" calcext:value-type="string">
            <text:p>PF Ba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Salida externa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office:value-type="string" calcext:value-type="string">
            <text:p>PF Medi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Consulta exter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string" calcext:value-type="string">
            <text:p>PF Al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F</text:p>
          </table:table-cell>
          <table:table-cell office:value-type="string" calcext:value-type="string">
            <text:p>Archivo logico interno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Archivo de interfaz externo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6" office:value-type="string" calcext:value-type="string">
            <text:p>Lenguaje</text:p>
          </table:table-cell>
          <table:table-cell table:style-name="ce6" office:value-type="string" calcext:value-type="string">
            <text:p>Horas PF promedio</text:p>
          </table:table-cell>
          <table:table-cell table:style-name="ce6" office:value-type="string" calcext:value-type="string">
            <text:p>Lineas de Codigo por 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amblador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arta Generació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luye horas de desarrollo, diseño de alto y bajo nivel, y pruebas</text:p>
          </table:table-cell>
          <table:table-cell table:number-columns-repeated="4"/>
        </table:table-row>
      </table:table>
      <table:table table:name="Ajuste" table:style-name="ta1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actor de ajuste</text:p>
          </table:table-cell>
          <table:table-cell office:value-type="string" calcext:value-type="string">
            <text:p>Puntaje</text:p>
          </table:table-cell>
          <table:table-cell/>
        </table:table-row>
        <table:table-row table:style-name="ro1">
          <table:table-cell office:value-type="string" calcext:value-type="string">
            <text:p>Comunicación de dat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cesamiento distribuid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jetivos de Rendimien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uración del equipamient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a de transaccio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ada de datos en líne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fase con el usuar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ualización en líne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cesamiento complej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usabilidad del códi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ilidad de implement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ilidad de oper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laciones Múltipl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ilidad de cambi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SUM([.B2:.B15])" office:value-type="float" office:value="25" calcext:value-type="float">
            <text:p>25</text:p>
          </table:table-cell>
          <table:table-cell/>
        </table:table-row>
      </table:table>
      <table:named-expressions/>
      <table:database-ranges>
        <table:database-range table:name="__Anonymous_Sheet_DB__0" table:target-range-address="Calculo.A1:Calculo.L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-00-0000</text:date>, <text:time style:data-style-name="N2" text:time-value="18:31:29.8018094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31T12:16:02.772441598</meta:creation-date>
    <meta:generator>LibreOffice/6.4.7.2$Linux_X86_64 LibreOffice_project/40$Build-2</meta:generator>
    <dc:date>2021-11-02T23:38:06.984938560</dc:date>
    <meta:editing-duration>P5DT14H27M45S</meta:editing-duration>
    <meta:editing-cycles>14</meta:editing-cycles>
    <meta:document-statistic meta:table-count="3" meta:cell-count="476" meta:object-count="0"/>
  </office:meta>
</office:document-meta>
</file>